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lderUtils.getHolderFor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lderUtils.convertListToArray( List list , Class array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olderUtils.convertToHolderType( Object value , Class classOfValueFieldInHold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olderUtils.stuffHolderValue( Holder holder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olderUtils.getHoldersValueClass( Type 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HolderUtils.setFieldInObject( Field valueField , Object destObjec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